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99663" officeooo:paragraph-rsid="001c3e55"/>
    </style:style>
    <style:style style:name="P3" style:family="paragraph" style:parent-style-name="Standard">
      <style:text-properties officeooo:rsid="001a6059" officeooo:paragraph-rsid="001a6059"/>
    </style:style>
    <style:style style:name="P4" style:family="paragraph" style:parent-style-name="Standard">
      <style:text-properties officeooo:rsid="001c3e55" officeooo:paragraph-rsid="001c3e55"/>
    </style:style>
    <style:style style:name="P5" style:family="paragraph" style:parent-style-name="Standard" style:list-style-name="L1">
      <style:text-properties officeooo:rsid="001c3e55" officeooo:paragraph-rsid="001c3e55"/>
    </style:style>
    <style:style style:name="P6" style:family="paragraph" style:parent-style-name="Standard" style:list-style-name="L2">
      <style:text-properties officeooo:rsid="001c3e55" officeooo:paragraph-rsid="001c3e55"/>
    </style:style>
    <style:style style:name="P7" style:family="paragraph" style:parent-style-name="Standard">
      <style:text-properties officeooo:rsid="001c3e55" officeooo:paragraph-rsid="001a6059"/>
    </style:style>
    <style:style style:name="P8" style:family="paragraph" style:parent-style-name="Standard" style:list-style-name="L3">
      <style:text-properties officeooo:rsid="001c3e55" officeooo:paragraph-rsid="001c3e55"/>
    </style:style>
    <style:style style:name="P9" style:family="paragraph" style:parent-style-name="Standard" style:list-style-name="L4">
      <style:text-properties officeooo:rsid="001c3e55" officeooo:paragraph-rsid="001c3e55"/>
    </style:style>
    <style:style style:name="P10" style:family="paragraph" style:parent-style-name="Standard" style:list-style-name="L5">
      <style:text-properties officeooo:rsid="001c3e55" officeooo:paragraph-rsid="001c3e55"/>
    </style:style>
    <style:style style:name="P11" style:family="paragraph" style:parent-style-name="Standard">
      <style:text-properties officeooo:rsid="001c3e55" officeooo:paragraph-rsid="001c3e55"/>
    </style:style>
    <style:style style:name="P12" style:family="paragraph" style:parent-style-name="Standard" style:list-style-name="L2">
      <style:text-properties officeooo:rsid="001d5922" officeooo:paragraph-rsid="001d5922"/>
    </style:style>
    <style:style style:name="P13" style:family="paragraph" style:parent-style-name="Standard">
      <style:text-properties officeooo:rsid="001ea020" officeooo:paragraph-rsid="001ea020"/>
    </style:style>
    <style:style style:name="P14" style:family="paragraph" style:parent-style-name="Standard">
      <style:text-properties style:text-underline-style="solid" style:text-underline-width="auto" style:text-underline-color="font-color" officeooo:rsid="001ea020" officeooo:paragraph-rsid="001ea020"/>
    </style:style>
    <style:style style:name="P15" style:family="paragraph" style:parent-style-name="Standard">
      <style:text-properties fo:color="#0033c2" officeooo:rsid="001ea020" officeooo:paragraph-rsid="001ea020"/>
    </style:style>
    <style:style style:name="P16" style:family="paragraph" style:parent-style-name="Standard">
      <style:text-properties fo:color="#c5000b" officeooo:rsid="001ea020" officeooo:paragraph-rsid="001ea020"/>
    </style:style>
    <style:style style:name="P17" style:family="paragraph" style:parent-style-name="Standard">
      <style:text-properties fo:color="#c5000b" officeooo:rsid="00209832" officeooo:paragraph-rsid="00209832"/>
    </style:style>
    <style:style style:name="P18" style:family="paragraph" style:parent-style-name="Standard">
      <style:text-properties fo:color="#c5000b" style:text-underline-style="solid" style:text-underline-width="auto" style:text-underline-color="font-color" officeooo:rsid="00209832" officeooo:paragraph-rsid="00209832"/>
    </style:style>
    <style:style style:name="P19" style:family="paragraph" style:parent-style-name="Standard">
      <style:text-properties fo:color="#000000" officeooo:rsid="001ea020" officeooo:paragraph-rsid="00209832"/>
    </style:style>
    <style:style style:name="P20" style:family="paragraph" style:parent-style-name="Standard">
      <style:text-properties fo:color="#000000" officeooo:rsid="00209832" officeooo:paragraph-rsid="00209832"/>
    </style:style>
    <style:style style:name="T1" style:family="text">
      <style:text-properties officeooo:rsid="001c3e55"/>
    </style:style>
    <style:style style:name="T2" style:family="text">
      <style:text-properties officeooo:rsid="001d5922"/>
    </style:style>
    <style:style style:name="T3" style:family="text">
      <style:text-properties officeooo:rsid="00209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:<text:span text:style-name="T1">As a Continuous Delivery Software I need a update mechanism to update myself</text:span></text:p>
      <text:p text:style-name="P1">Tasks:</text:p>
      <text:list xml:id="list3155105515182230339" text:style-name="L1">
        <text:list-item>
          <text:p text:style-name="P5">Develop upgrade assistant</text:p>
        </text:list-item>
        <text:list-item>
          <text:p text:style-name="P5">Create update checker</text:p>
        </text:list-item>
      </text:list>
      <text:p text:style-name="P1"/>
      <text:p text:style-name="P1">Test tasks:</text:p>
      <text:list xml:id="list7739372777806664418" text:style-name="L2">
        <text:list-item>
          <text:p text:style-name="P6">Check if URL is avaliable</text:p>
        </text:list-item>
        <text:list-item>
          <text:p text:style-name="P12">Check version on the file</text:p>
        </text:list-item>
      </text:list>
      <text:p text:style-name="P4"/>
      <text:p text:style-name="P3">AC: <text:span text:style-name="T1">The updater must update to the next version of the software.</text:span></text:p>
      <text:p text:style-name="P7"/>
      <text:p text:style-name="P1">Related features:</text:p>
      <text:list xml:id="list7530156584678745754" text:style-name="L3">
        <text:list-item>
          <text:p text:style-name="P8">Smoke test</text:p>
        </text:list-item>
        <text:list-item>
          <text:p text:style-name="P8">Preference system</text:p>
        </text:list-item>
      </text:list>
      <text:p text:style-name="P1"/>
      <text:p text:style-name="P1">Related data:</text:p>
      <text:list xml:id="list595256195606548596" text:style-name="L4">
        <text:list-item>
          <text:p text:style-name="P9">All</text:p>
        </text:list-item>
      </text:list>
      <text:p text:style-name="P4"/>
      <text:p text:style-name="P1">Extern resurces: (prototypes, diagramns, ...):</text:p>
      <text:list xml:id="list3944130683576281107" text:style-name="L5">
        <text:list-item>
          <text:p text:style-name="P10">Repository <text:span text:style-name="T2">of binaries</text:span></text:p>
        </text:list-item>
      </text:list>
      <text:p text:style-name="P4"/>
      <text:p text:style-name="P13"><text:span text:style-name="T2">P</text:span>rocess:</text:p>
      <text:p text:style-name="P15">COVA</text:p>
      <text:p text:style-name="P16">Updater</text:p>
      <text:p text:style-name="P14">Fail</text:p>
      <text:p text:style-name="P15">-check update</text:p>
      <text:p text:style-name="P15">-run updater</text:p>
      <text:p text:style-name="P13"/>
      <text:p text:style-name="P16">-check connection</text:p>
      <text:p text:style-name="P16">-search for next version</text:p>
      <text:p text:style-name="P16">-<text:span text:style-name="T3">download new version</text:span></text:p>
      <text:p text:style-name="P16"><text:span text:style-name="T3">-make update</text:span></text:p>
      <text:p text:style-name="P17">-extract new version</text:p>
      <text:p text:style-name="P17">-restore backup</text:p>
      <text:p text:style-name="P17">-run COVA</text:p>
      <text:p text:style-name="P18">-create updateFail.err</text:p>
      <text:p text:style-name="P13"/>
      <text:p text:style-name="P15">-IF updating </text:p>
      <text:p text:style-name="P15"><text:s text:c="5"/>-extract updater.zip</text:p>
      <text:p text:style-name="P15"><text:s text:c="5"/>-finish update handling old data</text:p>
      <text:p text:style-name="P15">-IF fail erase updateFail.err and start</text:p>
      <text:p text:style-name="P15"/>
      <text:p text:style-name="P19">Note: <text:span text:style-name="T3">The updater should update for the next version, one per time. This way it will prevent inconsistencies with data.</text:span></text:p>
      <text:p text:style-name="P20">The IndexDB probably will remain with the same structure, but the AnimeDB will change a lot. Because of it, COVA will convert the JSON files each time that it make some update in the structure. </text:p>
      <text:p text:style-name="P19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0.4$Windows_x86 LibreOffice_project/89ea49ddacd9aa532507cbf852f2bb22b1ace28</meta:generator>
    <dc:date>2015-02-04T15:02:35.435000000</dc:date>
    <dc:creator>Jonas Mayer</dc:creator>
    <meta:document-statistic meta:table-count="0" meta:image-count="0" meta:object-count="0" meta:page-count="1" meta:paragraph-count="36" meta:word-count="168" meta:character-count="1017" meta:non-whitespace-character-count="879"/>
    <meta:user-defined meta:name="Info 1"/>
    <meta:user-defined meta:name="Info 2"/>
    <meta:user-defined meta:name="Info 3"/>
    <meta:user-defined meta:name="Info 4"/>
  </office:meta>
</office:document-meta>
</file>